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4" calcext:value-type="float">
            <text:p>1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0" calcext:value-type="float">
            <text:p>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0" calcext:value-type="float">
            <text:p>0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8" calcext:value-type="float">
            <text:p>8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3" calcext:value-type="float">
            <text:p>2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6" calcext:value-type="float">
            <text:p>6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 style:data-style-name="N2" text:time-value="15:42:43.9357874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6T15:51:07.753008296</dc:date>
    <meta:editing-cycles>30</meta:editing-cycles>
    <meta:editing-duration>PT2H38M6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